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96244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87.65" calcext:value-type="float">
            <text:p>87.65</text:p>
          </table:table-cell>
          <table:table-cell office:value-type="string" calcext:value-type="string">
            <text:p>324 kWh</text:p>
          </table:table-cell>
          <table:table-cell office:value-type="float" office:value="2154.88" calcext:value-type="float">
            <text:p>2154.88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150.84" calcext:value-type="float">
            <text:p>150.84</text:p>
          </table:table-cell>
          <table:table-cell office:value-type="float" office:value="23.23" calcext:value-type="float">
            <text:p>23.23</text:p>
          </table:table-cell>
          <table:table-cell office:value-type="string" calcext:value-type="string">
            <text:p>T-0</text:p>
          </table:table-cell>
          <table:table-cell office:value-type="float" office:value="2496.58" calcext:value-type="float">
            <text:p>2496.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6.02" calcext:value-type="float">
            <text:p>6.02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71 kWh</text:p>
          </table:table-cell>
          <table:table-cell office:value-type="float" office:value="1768.77" calcext:value-type="float">
            <text:p>1768.77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/>
          <table:table-cell office:value-type="float" office:value="19.36" calcext:value-type="float">
            <text:p>19.36</text:p>
          </table:table-cell>
          <table:table-cell office:value-type="string" calcext:value-type="string">
            <text:p>T-0</text:p>
          </table:table-cell>
          <table:table-cell office:value-type="float" office:value="1961.15" calcext:value-type="float">
            <text:p>1961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3.49" calcext:value-type="float">
            <text:p>3.49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338 kWh</text:p>
          </table:table-cell>
          <table:table-cell office:value-type="float" office:value="2239.16" calcext:value-type="float">
            <text:p>2239.1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156.74" calcext:value-type="float">
            <text:p>156.74</text:p>
          </table:table-cell>
          <table:table-cell office:value-type="float" office:value="24.05" calcext:value-type="float">
            <text:p>24.05</text:p>
          </table:table-cell>
          <table:table-cell office:value-type="string" calcext:value-type="string">
            <text:p>T-0</text:p>
          </table:table-cell>
          <table:table-cell office:value-type="float" office:value="2589.76" calcext:value-type="float">
            <text:p>2589.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5.3" calcext:value-type="float">
            <text:p>5.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328 kWh</text:p>
          </table:table-cell>
          <table:table-cell office:value-type="float" office:value="2157.35" calcext:value-type="float">
            <text:p>2157.35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151.01" calcext:value-type="float">
            <text:p>151.01</text:p>
          </table:table-cell>
          <table:table-cell office:value-type="float" office:value="23.23" calcext:value-type="float">
            <text:p>23.23</text:p>
          </table:table-cell>
          <table:table-cell office:value-type="string" calcext:value-type="string">
            <text:p>T-0</text:p>
          </table:table-cell>
          <table:table-cell office:value-type="float" office:value="2502.52" calcext:value-type="float">
            <text:p>2502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3.22" calcext:value-type="float">
            <text:p>3.22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301 kWh</text:p>
          </table:table-cell>
          <table:table-cell office:value-type="float" office:value="1954.88" calcext:value-type="float">
            <text:p>1954.88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36.84" calcext:value-type="float">
            <text:p>136.84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T-0</text:p>
          </table:table-cell>
          <table:table-cell office:value-type="float" office:value="2281.1" calcext:value-type="float">
            <text:p>2281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.21" calcext:value-type="float">
            <text:p>2.21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306 kWh</text:p>
          </table:table-cell>
          <table:table-cell office:value-type="float" office:value="1982.51" calcext:value-type="float">
            <text:p>1982.51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38.78" calcext:value-type="float">
            <text:p>138.78</text:p>
          </table:table-cell>
          <table:table-cell office:value-type="float" office:value="21.47" calcext:value-type="float">
            <text:p>21.47</text:p>
          </table:table-cell>
          <table:table-cell office:value-type="string" calcext:value-type="string">
            <text:p>T-0</text:p>
          </table:table-cell>
          <table:table-cell office:value-type="float" office:value="2309.26" calcext:value-type="float">
            <text:p>2309.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7.57" calcext:value-type="float">
            <text:p>7.5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316 kWh</text:p>
          </table:table-cell>
          <table:table-cell office:value-type="float" office:value="2045.84" calcext:value-type="float">
            <text:p>2045.8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43.21" calcext:value-type="float">
            <text:p>143.21</text:p>
          </table:table-cell>
          <table:table-cell office:value-type="float" office:value="22.09" calcext:value-type="float">
            <text:p>22.09</text:p>
          </table:table-cell>
          <table:table-cell office:value-type="string" calcext:value-type="string">
            <text:p>T-0</text:p>
          </table:table-cell>
          <table:table-cell office:value-type="float" office:value="2382.33" calcext:value-type="float">
            <text:p>2382.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.95" calcext:value-type="float">
            <text:p>8.9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361 kWh</text:p>
          </table:table-cell>
          <table:table-cell office:value-type="float" office:value="2356.65" calcext:value-type="float">
            <text:p>2356.6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64.97" calcext:value-type="float">
            <text:p>164.97</text:p>
          </table:table-cell>
          <table:table-cell office:value-type="float" office:value="25.2" calcext:value-type="float">
            <text:p>25.2</text:p>
          </table:table-cell>
          <table:table-cell office:value-type="string" calcext:value-type="string">
            <text:p>T-0</text:p>
          </table:table-cell>
          <table:table-cell office:value-type="float" office:value="2718.72" calcext:value-type="float">
            <text:p>2718.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6.65" calcext:value-type="float">
            <text:p>6.65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326 kWh</text:p>
          </table:table-cell>
          <table:table-cell office:value-type="float" office:value="2072.03" calcext:value-type="float">
            <text:p>2072.03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45.04" calcext:value-type="float">
            <text:p>145.04</text:p>
          </table:table-cell>
          <table:table-cell office:value-type="float" office:value="22.34" calcext:value-type="float">
            <text:p>22.34</text:p>
          </table:table-cell>
          <table:table-cell office:value-type="string" calcext:value-type="string">
            <text:p>T-0</text:p>
          </table:table-cell>
          <table:table-cell office:value-type="float" office:value="2408.33" calcext:value-type="float">
            <text:p>2408.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7.63" calcext:value-type="float">
            <text:p>7.63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27 kWh</text:p>
          </table:table-cell>
          <table:table-cell office:value-type="float" office:value="2052.73" calcext:value-type="float">
            <text:p>2052.73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43.69" calcext:value-type="float">
            <text:p>143.69</text:p>
          </table:table-cell>
          <table:table-cell office:value-type="float" office:value="22.15" calcext:value-type="float">
            <text:p>22.15</text:p>
          </table:table-cell>
          <table:table-cell office:value-type="string" calcext:value-type="string">
            <text:p>T-0</text:p>
          </table:table-cell>
          <table:table-cell office:value-type="float" office:value="2388.67" calcext:value-type="float">
            <text:p>2388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4.52" calcext:value-type="float">
            <text:p>4.52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323 kWh</text:p>
          </table:table-cell>
          <table:table-cell office:value-type="float" office:value="2016.89" calcext:value-type="float">
            <text:p>2016.89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141.18" calcext:value-type="float">
            <text:p>141.18</text:p>
          </table:table-cell>
          <table:table-cell office:value-type="float" office:value="21.79" calcext:value-type="float">
            <text:p>21.79</text:p>
          </table:table-cell>
          <table:table-cell office:value-type="string" calcext:value-type="string">
            <text:p>T-0</text:p>
          </table:table-cell>
          <table:table-cell office:value-type="float" office:value="2346.17" calcext:value-type="float">
            <text:p>2346.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5.13" calcext:value-type="float">
            <text:p>85.1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36 kWh</text:p>
          </table:table-cell>
          <table:table-cell office:value-type="float" office:value="2097.82" calcext:value-type="float">
            <text:p>2097.8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146.85" calcext:value-type="float">
            <text:p>146.85</text:p>
          </table:table-cell>
          <table:table-cell office:value-type="float" office:value="22.59" calcext:value-type="float">
            <text:p>22.59</text:p>
          </table:table-cell>
          <table:table-cell office:value-type="string" calcext:value-type="string">
            <text:p>T-0</text:p>
          </table:table-cell>
          <table:table-cell office:value-type="float" office:value="2513.54" calcext:value-type="float">
            <text:p>2513.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06:25:13.955000000</meta:creation-date>
    <dc:date>2018-03-27T06:28:52.923000000</dc:date>
    <meta:editing-duration>PT3M39S</meta:editing-duration>
    <meta:editing-cycles>1</meta:editing-cycles>
    <meta:document-statistic meta:table-count="1" meta:cell-count="153" meta:object-count="0"/>
    <meta:generator>LibreOffice/5.3.4.2$Windows_x86 LibreOffice_project/f82d347ccc0be322489bf7da61d7e4ad13fe2ff3</meta:generator>
  </office:meta>
</office:document-meta>
</file>